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5.085cm" svg:y="4.556cm">
          <text:p text:style-name="P1"><text:span text:style-name="T1">s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57cm" svg:y1="3.766cm" svg:x2="5.159cm" svg:y2="4.63cm" draw:end-shape="id1" draw:end-glue-point="5" svg:d="M4657 3766l502 864" svg:viewBox="0 0 503 865">
          <text:p/>
        </draw:connector>
        <draw:custom-shape draw:style-name="gr1" draw:text-style-name="P3" xml:id="id2" draw:id="id2" draw:layer="layout" svg:width="0.508cm" svg:height="0.508cm" svg:x="5.085cm" svg:y="6.256cm">
          <text:p text:style-name="P1"><text:span text:style-name="T1">s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339cm" svg:y1="5.064cm" svg:x2="5.339cm" svg:y2="6.256cm" draw:start-shape="id1" draw:start-glue-point="8" draw:end-shape="id2" draw:end-glue-point="4" svg:d="M5339 5064v1192" svg:viewBox="0 0 1 1193">
          <text:p text:style-name="P1"><text:span text:style-name="T3">a</text:span></text:p>
        </draw:connector>
        <draw:connector draw:style-name="gr2" draw:text-style-name="P3" draw:layer="layout" draw:type="line" svg:x1="10.606cm" svg:y1="3.654cm" svg:x2="11.257cm" svg:y2="4.611cm" svg:d="M10606 3654l651 957" svg:viewBox="0 0 652 958">
          <text:p/>
        </draw:connector>
        <draw:connector draw:style-name="gr3" draw:text-style-name="P4" draw:layer="layout" draw:type="line" svg:x1="11.439cm" svg:y1="5.064cm" svg:x2="10.239cm" svg:y2="6.256cm" draw:start-shape="id3" draw:start-glue-point="8" draw:end-shape="id4" draw:end-glue-point="4" svg:d="M11439 5064l-1200 1192" svg:viewBox="0 0 1201 1193">
          <text:p text:style-name="P1"><text:span text:style-name="T3">a</text:span></text:p>
        </draw:connector>
        <draw:connector draw:style-name="gr3" draw:text-style-name="P4" draw:layer="layout" draw:type="line" svg:x1="11.439cm" svg:y1="5.064cm" svg:x2="12.377cm" svg:y2="6.381cm" draw:start-shape="id3" draw:start-glue-point="8" svg:d="M11439 5064l938 1317" svg:viewBox="0 0 939 1318">
          <text:p text:style-name="P1"><text:span text:style-name="T3">a</text:span></text:p>
        </draw:connector>
        <draw:custom-shape draw:style-name="gr1" draw:text-style-name="P2" xml:id="id3" draw:id="id3" draw:layer="layout" svg:width="0.508cm" svg:height="0.508cm" svg:x="11.185cm" svg:y="4.556cm">
          <text:p text:style-name="P1"><text:span text:style-name="T1">q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08cm" svg:height="0.508cm" svg:x="9.985cm" svg:y="6.256cm">
          <text:p text:style-name="P1"><text:span text:style-name="T1">q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12.135cm" svg:y="6.356cm">
          <text:p text:style-name="P1"><text:span text:style-name="T1">q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29T19:45:50.341000000</dc:date>
    <dc:creator>luciano de falco alfano</dc:creator>
    <meta:editing-duration>PT33M45S</meta:editing-duration>
    <meta:editing-cycles>6</meta:editing-cycles>
    <meta:document-statistic meta:object-count="10"/>
  </office:meta>
</office:document-meta>
</file>